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8aae" officeooo:paragraph-rsid="00028a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er rest datensicherheit?</text:p>
      <text:p text:style-name="P1"><text:tab/>-&gt;erstmal für den prototyp nicht großartig beachten, aber so angehen, dass das später <text:tab/>eingebunden werden kann</text:p>
      <text:p text:style-name="P1"/>
      <text:p text:style-name="P1">verschlüsselung schwierig für Tests, daher erstmal Klartext</text:p>
      <text:p text:style-name="P1"/>
      <text:p text:style-name="P1">client authentifiziert zum Server, danach kommunikation zum DB-Server über REST</text:p>
      <text:p text:style-name="P1"/>
      <text:p text:style-name="P1">nochmal schauen, ob REST verwenden, oder Kommunikation anderweitig umsetzen</text:p>
      <text:p text:style-name="P1"/>
      <text:p text:style-name="P1">Datenbank passt, Nutzer und Admin muss noch verbunden werden</text:p>
      <text:p text:style-name="P1"/>
      <text:p text:style-name="P1">releaseplan: <text:tab/>Kann Ziele raus, nur Muss-Ziele rein</text:p>
      <text:p text:style-name="P1"><text:tab/><text:tab/>zeitl. abschätzen pi mal Daumen</text:p>
      <text:p text:style-name="P1"><text:tab/><text:tab/>offiziell nur für Hr. Gräbe, intern wird agiler gearbeitet</text:p>
      <text:p text:style-name="P1"/>
      <text:p text:style-name="P1">stets Aufwandbericht up-to-date halten</text:p>
      <text:p text:style-name="P1"/>
      <text:p text:style-name="P1">bis 8.01: Präsentation Fortschritt Implementierung, wer macht was, aufwandsverteilung, abschätzungen release</text:p>
      <text:p text:style-name="P1"/>
      <text:p text:style-name="P1">Christian F. mitteilen, was auf Praktikumsserver muss</text:p>
      <text:p text:style-name="P1"/>
      <text:p text:style-name="P1">Treffen am 2. wer es einrichten kann, um A4 nochmal zu debattier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2S</meta:editing-duration>
    <meta:editing-cycles>3</meta:editing-cycles>
    <meta:generator>LibreOffice/5.3.7.2$Windows_X86_64 LibreOffice_project/6b8ed514a9f8b44d37a1b96673cbbdd077e24059</meta:generator>
    <dc:date>2017-12-21T15:13:33.960000000</dc:date>
    <meta:document-statistic meta:table-count="0" meta:image-count="0" meta:object-count="0" meta:page-count="1" meta:paragraph-count="13" meta:word-count="109" meta:character-count="820" meta:non-whitespace-character-count="717"/>
    <meta:user-defined meta:name="Info 1"/>
    <meta:user-defined meta:name="Info 2"/>
    <meta:user-defined meta:name="Info 3"/>
    <meta:user-defined meta:name="Info 4"/>
  </office:meta>
</office:document-meta>
</file>